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17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7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.502cm" svg:height="11.611cm" svg:x="12.175cm" svg:y="0.536cm">
            <draw:object draw:notify-on-update-of-ranges="Sheet1.B3:Sheet1.B30 Sheet1.D2:Sheet1.D2 Sheet1.D3:Sheet1.D30 Sheet1.F2:Sheet1.F2 Sheet1.F3:Sheet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7" office:value-type="string" calcext:value-type="string">
            <text:p>日付</text:p>
          </table:table-cell>
          <table:table-cell table:style-name="ce10" office:value-type="string" calcext:value-type="string">
            <text:p>コンペ</text:p>
          </table:table-cell>
          <table:table-cell table:style-name="ce10" office:value-type="string" calcext:value-type="string">
            <text:p>スコア</text:p>
          </table:table-cell>
          <table:table-cell table:style-name="ce10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23" calcext:value-type="date">
            <text:p>2020/05/2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30" calcext:value-type="date">
            <text:p>2020/05/30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06" calcext:value-type="date">
            <text:p>2020/06/06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13" calcext:value-type="date">
            <text:p>2020/06/1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255" calcext:value-type="float">
            <text:p>0.12255</text:p>
          </table:table-cell>
          <table:table-cell office:value-type="float" office:value="1119" calcext:value-type="float">
            <text:p>111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27" calcext:value-type="date">
            <text:p>2020/06/27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1991" calcext:value-type="float">
            <text:p>0.11991</text:p>
          </table:table-cell>
          <table:table-cell office:value-type="float" office:value="823" calcext:value-type="float">
            <text:p>823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7-04" calcext:value-type="date">
            <text:p>2020/07/04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00/00/00</text:date>, <text:time style:data-style-name="N2" text:time-value="19:07:46.008385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6-28T19:10:47.389495578</dc:date>
    <meta:editing-duration>PT50M29S</meta:editing-duration>
    <meta:editing-cycles>22</meta:editing-cycles>
    <meta:generator>LibreOffice/6.4.2.2$MacOSX_X86_64 LibreOffice_project/4e471d8c02c9c90f512f7f9ead8875b57fcb1ec3</meta:generator>
    <meta:document-statistic meta:table-count="1" meta:cell-count="97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4016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667cm" svg:y="0.762cm" chart:style-name="ch2">
          <text:p>目標</text:p>
        </chart:title>
        <chart:plot-area chart:style-name="ch3" table:cell-range-address="Sheet1.B3:Sheet1.B30 Sheet1.D2:Sheet1.D30 Sheet1.F2:Sheet1.F30" chart:data-source-has-labels="both" svg:x="0.551cm" svg:y="0.354cm" svg:width="16.644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14" chart:major-interval-unit="days"/>
            <chart:title svg:x="15.131cm" svg:y="2.784cm" chart:style-name="ch5">
              <text:p>スコア</text:p>
            </chart:title>
            <chart:categories table:cell-range-address="Sheet1.B3:Sheet1.B30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30" chart:label-cell-address="Sheet1.D2:Sheet1.D2" chart:class="chart:line">
            <chart:data-point chart:repeated="28"/>
          </chart:series>
          <chart:series chart:style-name="ch9" chart:values-cell-range-address="Sheet1.F3:Sheet1.F30" chart:label-cell-address="Sheet1.F2:Sheet1.F2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30</svg:desc>
                </draw:g>
              </table:table-cell>
              <table:table-cell office:value-type="float" office:value="0.25883">
                <text:p>0.25883</text:p>
                <draw:g>
                  <svg:desc>Sheet1.D3:Sheet1.D30</svg:desc>
                </draw:g>
              </table:table-cell>
              <table:table-cell office:value-type="float" office:value="0.12">
                <text:p>0.12</text:p>
                <draw:g>
                  <svg:desc>Sheet1.F3:Sheet1.F30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2255">
                <text:p>0.122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991">
                <text:p>0.1199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